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3f9f5ef" officeooo:paragraph-rsid="0463f0ef" style:font-name-complex="David CLM"/>
    </style:style>
    <style:style style:name="P16" style:family="paragraph" style:parent-style-name="Text_20_body">
      <style:text-properties style:font-name="David CLM" officeooo:rsid="0451dc0a" officeooo:paragraph-rsid="0451dc0a" style:font-name-complex="David CLM"/>
    </style:style>
    <style:style style:name="P17" style:family="paragraph" style:parent-style-name="Text_20_body">
      <style:text-properties style:font-name="David CLM" officeooo:rsid="0451dc0a" officeooo:paragraph-rsid="0485805d" style:font-name-complex="David CLM"/>
    </style:style>
    <style:style style:name="P18" style:family="paragraph" style:parent-style-name="Text_20_body">
      <style:text-properties style:font-name="David CLM" officeooo:rsid="02d00e5f" officeooo:paragraph-rsid="032aa1da" style:font-name-complex="David CLM"/>
    </style:style>
    <style:style style:name="P19" style:family="paragraph" style:parent-style-name="Text_20_body">
      <style:text-properties style:font-name="David CLM" officeooo:rsid="0485805d" officeooo:paragraph-rsid="048c6a44" style:font-name-complex="David CLM"/>
    </style:style>
    <style:style style:name="P20" style:family="paragraph" style:parent-style-name="Text_20_body">
      <style:text-properties style:font-name="David CLM" officeooo:rsid="048764be" officeooo:paragraph-rsid="048764be" style:font-name-complex="David CLM"/>
    </style:style>
    <style:style style:name="P21"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22" style:family="paragraph" style:parent-style-name="Text_20_body">
      <style:text-properties officeooo:paragraph-rsid="046f208a"/>
    </style:style>
    <style:style style:name="P23" style:family="paragraph" style:parent-style-name="Text_20_body">
      <style:text-properties style:text-line-through-style="solid" style:text-line-through-type="single" style:font-name="David CLM" fo:font-style="normal" officeooo:rsid="04924b22" officeooo:paragraph-rsid="032aa1da" style:font-style-asian="normal" style:font-name-complex="David CLM" style:font-style-complex="normal"/>
    </style:style>
    <style:style style:name="P24"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5"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6"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27"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28" style:family="paragraph" style:parent-style-name="Text_20_body">
      <style:paragraph-properties fo:text-align="end" style:justify-single-word="false" style:writing-mode="rl-tb"/>
      <style:text-properties officeooo:rsid="055c4a6e" officeooo:paragraph-rsid="057faa8a"/>
    </style:style>
    <style:style style:name="P29" style:family="paragraph" style:parent-style-name="Text_20_body">
      <style:paragraph-properties fo:text-align="end" style:justify-single-word="false" style:writing-mode="rl-tb"/>
      <style:text-properties officeooo:rsid="05775c98" officeooo:paragraph-rsid="059777c2"/>
    </style:style>
    <style:style style:name="P30" style:family="paragraph" style:parent-style-name="Text_20_body">
      <style:paragraph-properties fo:text-align="end" style:justify-single-word="false" style:writing-mode="rl-tb"/>
      <style:text-properties fo:font-weight="normal" officeooo:rsid="057faa8a" officeooo:paragraph-rsid="05948afd" style:font-weight-asian="normal" style:font-weight-complex="normal"/>
    </style:style>
    <style:style style:name="P31" style:family="paragraph" style:parent-style-name="Text_20_body">
      <style:paragraph-properties fo:text-align="end" style:justify-single-word="false" style:writing-mode="rl-tb"/>
      <style:text-properties officeooo:rsid="059a6396" officeooo:paragraph-rsid="059a6396"/>
    </style:style>
    <style:style style:name="P32"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34"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35"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36"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37"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38"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39"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40"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41"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42"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43"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44"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45"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46"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4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4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49" style:family="paragraph" style:parent-style-name="Heading_20_2">
      <style:text-properties officeooo:paragraph-rsid="0463f0ef"/>
    </style:style>
    <style:style style:name="P50" style:family="paragraph" style:parent-style-name="Heading_20_2">
      <style:text-properties officeooo:paragraph-rsid="0485805d"/>
    </style:style>
    <style:style style:name="P51" style:family="paragraph" style:parent-style-name="Heading_20_2">
      <style:text-properties officeooo:rsid="0485805d" officeooo:paragraph-rsid="0485805d"/>
    </style:style>
    <style:style style:name="P52" style:family="paragraph" style:parent-style-name="Text_20_body" style:list-style-name="L1">
      <style:text-properties style:font-name="David CLM" officeooo:rsid="03cf9f91" officeooo:paragraph-rsid="03cf9f91" style:font-name-complex="David CLM"/>
    </style:style>
    <style:style style:name="P53" style:family="paragraph" style:parent-style-name="Text_20_body" style:list-style-name="L2">
      <style:text-properties style:font-name="David CLM" officeooo:paragraph-rsid="03eb0a9e" style:font-name-complex="David CLM"/>
    </style:style>
    <style:style style:name="P54" style:family="paragraph" style:parent-style-name="Text_20_body" style:list-style-name="L2">
      <style:text-properties style:font-name="David CLM" officeooo:rsid="03ef3c7f" officeooo:paragraph-rsid="03ef3c7f" style:font-name-complex="David CLM"/>
    </style:style>
    <style:style style:name="P55" style:family="paragraph" style:parent-style-name="Text_20_body" style:list-style-name="L6">
      <style:text-properties style:font-name="David CLM" officeooo:rsid="034a79d0" officeooo:paragraph-rsid="034d7f0d" style:font-name-complex="David CLM"/>
    </style:style>
    <style:style style:name="P56" style:family="paragraph" style:parent-style-name="Text_20_body" style:list-style-name="L6">
      <style:text-properties style:font-name="David CLM" officeooo:rsid="03991ea0" officeooo:paragraph-rsid="03991ea0" style:font-name-complex="David CLM"/>
    </style:style>
    <style:style style:name="P57" style:family="paragraph" style:parent-style-name="Text_20_body" style:list-style-name="L6">
      <style:text-properties style:font-name="David CLM" officeooo:rsid="04526096" officeooo:paragraph-rsid="05724ad5" style:font-name-complex="David CLM"/>
    </style:style>
    <style:style style:name="P58" style:family="paragraph" style:parent-style-name="Text_20_body" style:list-style-name="L6">
      <style:text-properties officeooo:paragraph-rsid="05724ad5"/>
    </style:style>
    <style:style style:name="P59" style:family="paragraph" style:parent-style-name="Text_20_body" style:list-style-name="L4">
      <style:paragraph-properties fo:text-align="end" style:justify-single-word="false" style:writing-mode="rl-tb"/>
      <style:text-properties officeooo:rsid="057faa8a" officeooo:paragraph-rsid="057faa8a"/>
    </style:style>
    <style:style style:name="P60" style:family="paragraph" style:parent-style-name="Text_20_body" style:list-style-name="L4">
      <style:paragraph-properties fo:text-align="end" style:justify-single-word="false" style:writing-mode="rl-tb"/>
      <style:text-properties officeooo:rsid="057faa8a" officeooo:paragraph-rsid="05948afd"/>
    </style:style>
    <style:style style:name="P61" style:family="paragraph" style:parent-style-name="Text_20_body" style:list-style-name="L5">
      <style:paragraph-properties fo:text-align="end" style:justify-single-word="false" style:writing-mode="rl-tb"/>
      <style:text-properties officeooo:rsid="058707ad" officeooo:paragraph-rsid="059bf330"/>
    </style:style>
    <style:style style:name="P62" style:family="paragraph" style:parent-style-name="Text_20_body" style:list-style-name="L5">
      <style:paragraph-properties fo:text-align="end" style:justify-single-word="false" style:writing-mode="rl-tb"/>
      <style:text-properties officeooo:rsid="058bde98" officeooo:paragraph-rsid="059ef3f7"/>
    </style:style>
    <style:style style:name="P63" style:family="paragraph" style:parent-style-name="Text_20_body">
      <style:paragraph-properties fo:text-align="end" style:justify-single-word="false" style:writing-mode="rl-tb"/>
      <style:text-properties style:font-name="David CLM" fo:font-style="normal" officeooo:rsid="0539ab6e" officeooo:paragraph-rsid="055c4a6e" style:font-style-asian="normal" style:font-name-complex="David CLM" style:font-style-complex="normal"/>
    </style:style>
    <style:style style:name="P64"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65" style:family="paragraph" style:parent-style-name="Text_20_body">
      <style:paragraph-properties fo:text-align="end" style:justify-single-word="false" style:writing-mode="rl-tb"/>
      <style:text-properties style:font-name="David CLM" officeooo:paragraph-rsid="04c0d0a7" style:font-name-complex="David CLM"/>
    </style:style>
    <style:style style:name="P66" style:family="paragraph" style:parent-style-name="Text_20_body">
      <style:paragraph-properties fo:text-align="end" style:justify-single-word="false" style:writing-mode="rl-tb"/>
      <style:text-properties style:font-name="David CLM" officeooo:rsid="05f6eea4" officeooo:paragraph-rsid="05f6eea4" style:font-name-complex="David CLM"/>
    </style:style>
    <style:style style:name="P67"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68"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69"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70"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71" style:family="paragraph" style:parent-style-name="Default">
      <style:paragraph-properties fo:text-align="end" style:justify-single-word="false" style:writing-mode="rl-tb"/>
      <style:text-properties style:font-name="David CLM" officeooo:rsid="05a44986" officeooo:paragraph-rsid="05d030f5" style:font-name-complex="David CLM"/>
    </style:style>
    <style:style style:name="P72" style:family="paragraph" style:parent-style-name="Default">
      <style:paragraph-properties fo:text-align="end" style:justify-single-word="false" style:writing-mode="rl-tb"/>
      <style:text-properties style:font-name="David CLM" officeooo:rsid="05a44986" officeooo:paragraph-rsid="05d24804" style:font-name-complex="David CLM"/>
    </style:style>
    <style:style style:name="P73" style:family="paragraph" style:parent-style-name="Default">
      <style:paragraph-properties fo:text-align="end" style:justify-single-word="false" style:writing-mode="rl-tb"/>
      <style:text-properties style:font-name="David CLM" officeooo:paragraph-rsid="05ca0adb" style:font-name-complex="David CLM"/>
    </style:style>
    <style:style style:name="P74" style:family="paragraph" style:parent-style-name="Default">
      <style:paragraph-properties fo:text-align="end" style:justify-single-word="false" style:writing-mode="rl-tb"/>
      <style:text-properties style:font-name="David CLM" officeooo:paragraph-rsid="05b7fbf9" style:font-name-complex="David CLM"/>
    </style:style>
    <style:style style:name="P75" style:family="paragraph" style:parent-style-name="Default">
      <style:paragraph-properties fo:text-align="end" style:justify-single-word="false" style:writing-mode="rl-tb"/>
      <style:text-properties style:font-name="David CLM" officeooo:paragraph-rsid="05e86a8f" style:font-name-complex="David CLM"/>
    </style:style>
    <style:style style:name="P76" style:family="paragraph" style:parent-style-name="Default">
      <style:paragraph-properties fo:text-align="end" style:justify-single-word="false" style:writing-mode="rl-tb"/>
      <style:text-properties style:font-name="David CLM" fo:font-size="12pt" officeooo:paragraph-rsid="05ca0adb" style:font-size-asian="12pt" style:font-name-complex="David CLM" style:font-size-complex="12pt"/>
    </style:style>
    <style:style style:name="P77" style:family="paragraph" style:parent-style-name="Default">
      <style:paragraph-properties fo:text-align="end" style:justify-single-word="false" style:writing-mode="rl-tb"/>
      <style:text-properties style:font-name="David CLM" fo:font-size="12pt" officeooo:paragraph-rsid="05d030f5" style:font-size-asian="10.5pt" style:font-name-complex="David CLM" style:font-size-complex="12pt"/>
    </style:style>
    <style:style style:name="P78" style:family="paragraph" style:parent-style-name="Default">
      <style:paragraph-properties fo:text-align="end" style:justify-single-word="false" style:writing-mode="rl-tb"/>
      <style:text-properties style:font-name="David CLM" fo:font-size="12pt" fo:font-style="italic" officeooo:rsid="05d65447" officeooo:paragraph-rsid="05d65447" style:font-size-asian="10.5pt" style:font-style-asian="italic" style:font-name-complex="David CLM" style:font-size-complex="12pt" style:font-style-complex="italic"/>
    </style:style>
    <style:style style:name="P79" style:family="paragraph" style:parent-style-name="Default" style:list-style-name="L7">
      <style:paragraph-properties fo:text-align="end" style:justify-single-word="false" style:writing-mode="rl-tb"/>
      <style:text-properties officeooo:paragraph-rsid="05e86a8f"/>
    </style:style>
    <style:style style:name="P80" style:family="paragraph" style:parent-style-name="Default" style:list-style-name="L7">
      <style:paragraph-properties fo:text-align="end" style:justify-single-word="false" style:writing-mode="rl-tb"/>
      <style:text-properties officeooo:rsid="05e9dc25" officeooo:paragraph-rsid="05ed4124"/>
    </style:style>
    <style:style style:name="P81" style:family="paragraph" style:parent-style-name="Default" style:list-style-name="L7">
      <style:paragraph-properties fo:text-align="end" style:justify-single-word="false" style:writing-mode="rl-tb"/>
      <style:text-properties fo:font-size="12pt" officeooo:rsid="05f21111" officeooo:paragraph-rsid="05f21111" style:font-size-asian="10.5pt" style:font-size-complex="12pt"/>
    </style:style>
    <style:style style:name="P82" style:family="paragraph" style:parent-style-name="Default" style:list-style-name="L7">
      <style:paragraph-properties fo:text-align="end" style:justify-single-word="false" style:writing-mode="rl-tb"/>
      <style:text-properties fo:font-size="12pt" officeooo:rsid="05f34fb8" officeooo:paragraph-rsid="05f34fb8" style:font-size-asian="10.5pt" style:font-size-complex="12pt"/>
    </style:style>
    <style:style style:name="P83" style:family="paragraph" style:parent-style-name="Default" style:list-style-name="L7">
      <style:paragraph-properties fo:text-align="end" style:justify-single-word="false" style:writing-mode="rl-tb"/>
      <style:text-properties fo:font-size="12pt" officeooo:rsid="05f4f5d3" officeooo:paragraph-rsid="05f4f5d3" style:font-size-asian="10.5pt" style:font-size-complex="12pt"/>
    </style:style>
    <style:style style:name="P84"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85"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86"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87"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88"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89"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bold" officeooo:rsid="050d9ed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39b5884" style:font-weight-asian="normal" style:font-weight-complex="normal"/>
    </style:style>
    <style:style style:name="T14" style:family="text">
      <style:text-properties fo:font-weight="normal" officeooo:rsid="039d214d" style:font-weight-asian="normal" style:font-weight-complex="normal"/>
    </style:style>
    <style:style style:name="T15" style:family="text">
      <style:text-properties fo:font-weight="normal" officeooo:rsid="039d49e1" style:font-weight-asian="normal" style:font-weight-complex="normal"/>
    </style:style>
    <style:style style:name="T16" style:family="text">
      <style:text-properties fo:font-weight="normal" officeooo:rsid="03a91d1e" style:font-weight-asian="normal" style:font-weight-complex="normal"/>
    </style:style>
    <style:style style:name="T17" style:family="text">
      <style:text-properties fo:font-weight="normal" officeooo:rsid="03aa109c" style:font-weight-asian="normal" style:font-weight-complex="normal"/>
    </style:style>
    <style:style style:name="T18" style:family="text">
      <style:text-properties fo:font-weight="normal" officeooo:rsid="03bb2cd0" style:font-weight-asian="normal" style:font-weight-complex="normal"/>
    </style:style>
    <style:style style:name="T19" style:family="text">
      <style:text-properties fo:font-weight="normal" officeooo:rsid="03c31f1c" style:font-weight-asian="normal" style:font-weight-complex="normal"/>
    </style:style>
    <style:style style:name="T20" style:family="text">
      <style:text-properties fo:font-weight="normal" officeooo:rsid="03e1a74c" style:font-weight-asian="normal" style:font-weight-complex="normal"/>
    </style:style>
    <style:style style:name="T21" style:family="text">
      <style:text-properties fo:font-weight="normal" officeooo:rsid="03eaf4ec" style:font-weight-asian="normal" style:font-weight-complex="normal"/>
    </style:style>
    <style:style style:name="T22" style:family="text">
      <style:text-properties fo:font-weight="normal" officeooo:rsid="03ebe990" style:font-weight-asian="normal" style:font-weight-complex="normal"/>
    </style:style>
    <style:style style:name="T23" style:family="text">
      <style:text-properties fo:font-weight="normal" officeooo:rsid="03ed3fcd" style:font-weight-asian="normal" style:font-weight-complex="normal"/>
    </style:style>
    <style:style style:name="T24" style:family="text">
      <style:text-properties fo:font-weight="normal" officeooo:rsid="03ef2760" style:font-weight-asian="normal" style:font-weight-complex="normal"/>
    </style:style>
    <style:style style:name="T25" style:family="text">
      <style:text-properties fo:font-weight="normal" officeooo:rsid="0407a8fe" style:font-weight-asian="normal" style:font-weight-complex="normal"/>
    </style:style>
    <style:style style:name="T26" style:family="text">
      <style:text-properties fo:font-weight="normal" officeooo:rsid="0407c322" style:font-weight-asian="normal" style:font-weight-complex="normal"/>
    </style:style>
    <style:style style:name="T27" style:family="text">
      <style:text-properties fo:font-weight="normal" officeooo:rsid="0422e2c2" style:font-weight-asian="normal" style:font-weight-complex="normal"/>
    </style:style>
    <style:style style:name="T28" style:family="text">
      <style:text-properties fo:font-weight="normal" officeooo:rsid="0436fb9e" style:font-weight-asian="normal" style:font-weight-complex="normal"/>
    </style:style>
    <style:style style:name="T29" style:family="text">
      <style:text-properties fo:font-weight="normal" officeooo:rsid="0438cb8c" style:font-weight-asian="normal" style:font-weight-complex="normal"/>
    </style:style>
    <style:style style:name="T30" style:family="text">
      <style:text-properties fo:font-weight="normal" officeooo:rsid="0440e2a4" style:font-weight-asian="normal" style:font-weight-complex="normal"/>
    </style:style>
    <style:style style:name="T31" style:family="text">
      <style:text-properties fo:font-weight="normal" officeooo:rsid="044768a8" style:font-weight-asian="normal" style:font-weight-complex="normal"/>
    </style:style>
    <style:style style:name="T32" style:family="text">
      <style:text-properties fo:font-weight="normal" officeooo:rsid="0450759c" style:font-weight-asian="normal" style:font-weight-complex="normal"/>
    </style:style>
    <style:style style:name="T33" style:family="text">
      <style:text-properties fo:font-weight="normal" officeooo:rsid="0463f0ef" style:font-weight-asian="normal" style:font-weight-complex="normal"/>
    </style:style>
    <style:style style:name="T34" style:family="text">
      <style:text-properties fo:font-weight="normal" officeooo:rsid="050d9ed7" style:font-weight-asian="normal" style:font-weight-complex="normal"/>
    </style:style>
    <style:style style:name="T35" style:family="text">
      <style:text-properties fo:font-weight="normal" officeooo:rsid="0516b5aa" style:font-weight-asian="normal" style:font-weight-complex="normal"/>
    </style:style>
    <style:style style:name="T36" style:family="text">
      <style:text-properties fo:font-weight="normal" officeooo:rsid="056f8268" style:font-weight-asian="normal" style:font-weight-complex="normal"/>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38992e2"/>
    </style:style>
    <style:style style:name="T40" style:family="text">
      <style:text-properties officeooo:rsid="038f7521"/>
    </style:style>
    <style:style style:name="T41" style:family="text">
      <style:text-properties officeooo:rsid="03964b0c"/>
    </style:style>
    <style:style style:name="T42" style:family="text">
      <style:text-properties officeooo:rsid="039d49e1"/>
    </style:style>
    <style:style style:name="T43" style:family="text">
      <style:text-properties officeooo:rsid="03ad70a7"/>
    </style:style>
    <style:style style:name="T44" style:family="text">
      <style:text-properties officeooo:rsid="03b73bf5"/>
    </style:style>
    <style:style style:name="T45" style:family="text">
      <style:text-properties officeooo:rsid="03be1de8"/>
    </style:style>
    <style:style style:name="T46" style:family="text">
      <style:text-properties officeooo:rsid="03c26b58"/>
    </style:style>
    <style:style style:name="T47" style:family="text">
      <style:text-properties officeooo:rsid="03cf9f91"/>
    </style:style>
    <style:style style:name="T48" style:family="text">
      <style:text-properties officeooo:rsid="03d5b0c9"/>
    </style:style>
    <style:style style:name="T49" style:family="text">
      <style:text-properties officeooo:rsid="03dbf5ec"/>
    </style:style>
    <style:style style:name="T50" style:family="text">
      <style:text-properties officeooo:rsid="03e1a74c"/>
    </style:style>
    <style:style style:name="T51" style:family="text">
      <style:text-properties officeooo:rsid="03e95b2d"/>
    </style:style>
    <style:style style:name="T52" style:family="text">
      <style:text-properties officeooo:rsid="03f69098"/>
    </style:style>
    <style:style style:name="T53" style:family="text">
      <style:text-properties officeooo:rsid="041b1e39"/>
    </style:style>
    <style:style style:name="T54" style:family="text">
      <style:text-properties style:text-position="9% 100%" fo:font-size="36pt" fo:font-weight="normal" style:font-size-asian="36pt" style:font-weight-asian="normal" style:font-weight-complex="normal"/>
    </style:style>
    <style:style style:name="T55"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6" style:family="text">
      <style:text-properties fo:font-size="36pt" style:font-size-asian="36pt"/>
    </style:style>
    <style:style style:name="T57" style:family="text">
      <style:text-properties fo:font-size="36pt" fo:font-weight="bold" style:font-size-asian="36pt" style:font-weight-asian="bold"/>
    </style:style>
    <style:style style:name="T58" style:family="text">
      <style:text-properties fo:font-size="36pt" fo:font-weight="normal" style:font-size-asian="36pt" style:font-weight-asian="normal"/>
    </style:style>
    <style:style style:name="T59" style:family="text">
      <style:text-properties fo:font-size="36pt" fo:font-weight="normal" officeooo:rsid="044bca82" style:font-size-asian="36pt" style:font-weight-asian="normal"/>
    </style:style>
    <style:style style:name="T60" style:family="text">
      <style:text-properties officeooo:rsid="0438cb8c"/>
    </style:style>
    <style:style style:name="T61" style:family="text">
      <style:text-properties fo:font-size="26pt" fo:font-style="italic" fo:font-weight="bold" style:font-size-asian="26pt" style:font-style-asian="italic" style:font-weight-asian="bold" style:font-style-complex="italic"/>
    </style:style>
    <style:style style:name="T62" style:family="text">
      <style:text-properties fo:font-size="26pt" fo:font-style="italic" style:font-size-asian="26pt" style:font-style-asian="italic"/>
    </style:style>
    <style:style style:name="T63" style:family="text">
      <style:text-properties fo:font-size="26pt" style:font-size-asian="26pt"/>
    </style:style>
    <style:style style:name="T64" style:family="text">
      <style:text-properties fo:font-size="26pt" officeooo:rsid="043dc8b6" style:font-size-asian="26pt"/>
    </style:style>
    <style:style style:name="T65" style:family="text">
      <style:text-properties fo:font-size="26pt" officeooo:rsid="043e658c" style:font-size-asian="26pt"/>
    </style:style>
    <style:style style:name="T66" style:family="text">
      <style:text-properties fo:font-size="32pt" fo:font-weight="bold" style:font-size-asian="32pt" style:font-weight-asian="bold" style:font-weight-complex="bold"/>
    </style:style>
    <style:style style:name="T67" style:family="text">
      <style:text-properties fo:font-size="32pt" fo:font-weight="bold" officeooo:rsid="05a44986" style:font-size-asian="32pt" style:font-weight-asian="bold" style:font-weight-complex="bold"/>
    </style:style>
    <style:style style:name="T68" style:family="text">
      <style:text-properties fo:font-size="32pt" style:font-size-asian="32pt"/>
    </style:style>
    <style:style style:name="T69" style:family="text">
      <style:text-properties fo:font-size="32pt" officeooo:rsid="0457e643" style:font-size-asian="32pt"/>
    </style:style>
    <style:style style:name="T70" style:family="text">
      <style:text-properties fo:font-size="32pt" officeooo:rsid="048257ac" style:font-size-asian="32pt"/>
    </style:style>
    <style:style style:name="T71" style:family="text">
      <style:text-properties fo:font-size="32pt" officeooo:rsid="05a64b18" style:font-size-asian="32pt"/>
    </style:style>
    <style:style style:name="T72" style:family="text">
      <style:text-properties fo:font-size="32pt" officeooo:rsid="05a72900" style:font-size-asian="32pt"/>
    </style:style>
    <style:style style:name="T73" style:family="text">
      <style:text-properties fo:font-size="32pt" officeooo:rsid="05aad16e" style:font-size-asian="32pt"/>
    </style:style>
    <style:style style:name="T74" style:family="text">
      <style:text-properties fo:font-size="32pt" officeooo:rsid="05b1f489" style:font-size-asian="32pt"/>
    </style:style>
    <style:style style:name="T75" style:family="text">
      <style:text-properties fo:font-size="32pt" officeooo:rsid="05b24f5e" style:font-size-asian="32pt"/>
    </style:style>
    <style:style style:name="T76" style:family="text">
      <style:text-properties fo:font-size="32pt" officeooo:rsid="05b400e5" style:font-size-asian="32pt"/>
    </style:style>
    <style:style style:name="T77" style:family="text">
      <style:text-properties fo:font-size="32pt" officeooo:rsid="05b5927d" style:font-size-asian="32pt"/>
    </style:style>
    <style:style style:name="T78" style:family="text">
      <style:text-properties fo:font-size="32pt" officeooo:rsid="05b687d3" style:font-size-asian="32pt"/>
    </style:style>
    <style:style style:name="T79" style:family="text">
      <style:text-properties fo:font-size="32pt" officeooo:rsid="05b7fbf9" style:font-size-asian="32pt"/>
    </style:style>
    <style:style style:name="T80" style:family="text">
      <style:text-properties fo:font-size="32pt" officeooo:rsid="05b96bb5" style:font-size-asian="32pt"/>
    </style:style>
    <style:style style:name="T81" style:family="text">
      <style:text-properties fo:font-size="32pt" officeooo:rsid="05bc7b45" style:font-size-asian="32pt"/>
    </style:style>
    <style:style style:name="T82" style:family="text">
      <style:text-properties fo:font-size="32pt" officeooo:rsid="05bdefc7" style:font-size-asian="32pt"/>
    </style:style>
    <style:style style:name="T83" style:family="text">
      <style:text-properties fo:font-size="32pt" officeooo:rsid="05c39535" style:font-size-asian="32pt"/>
    </style:style>
    <style:style style:name="T84" style:family="text">
      <style:text-properties fo:font-size="32pt" officeooo:rsid="05c4c773" style:font-size-asian="32pt"/>
    </style:style>
    <style:style style:name="T85" style:family="text">
      <style:text-properties fo:font-size="32pt" officeooo:rsid="05c59b28" style:font-size-asian="32pt"/>
    </style:style>
    <style:style style:name="T86" style:family="text">
      <style:text-properties fo:font-size="32pt" officeooo:rsid="05c6c3d9" style:font-size-asian="32pt"/>
    </style:style>
    <style:style style:name="T87" style:family="text">
      <style:text-properties fo:font-size="32pt" officeooo:rsid="05c7ea9e" style:font-size-asian="32pt"/>
    </style:style>
    <style:style style:name="T88" style:family="text">
      <style:text-properties fo:font-size="32pt" officeooo:rsid="05c9dcac" style:font-size-asian="32pt"/>
    </style:style>
    <style:style style:name="T89" style:family="text">
      <style:text-properties fo:font-size="32pt" officeooo:rsid="05ca0adb" style:font-size-asian="32pt"/>
    </style:style>
    <style:style style:name="T90" style:family="text">
      <style:text-properties fo:font-size="32pt" officeooo:rsid="05cd37ce" style:font-size-asian="32pt"/>
    </style:style>
    <style:style style:name="T91" style:family="text">
      <style:text-properties fo:font-size="32pt" officeooo:rsid="05cf33f4" style:font-size-asian="32pt"/>
    </style:style>
    <style:style style:name="T92" style:family="text">
      <style:text-properties fo:font-size="32pt" officeooo:rsid="05d1a8d2" style:font-size-asian="32pt"/>
    </style:style>
    <style:style style:name="T93" style:family="text">
      <style:text-properties fo:font-size="32pt" officeooo:rsid="05d24804" style:font-size-asian="32pt"/>
    </style:style>
    <style:style style:name="T94" style:family="text">
      <style:text-properties fo:font-size="32pt" officeooo:rsid="05d376ba" style:font-size-asian="32pt"/>
    </style:style>
    <style:style style:name="T95" style:family="text">
      <style:text-properties fo:font-size="32pt" officeooo:rsid="05d87d40" style:font-size-asian="32pt"/>
    </style:style>
    <style:style style:name="T96" style:family="text">
      <style:text-properties fo:font-size="32pt" officeooo:rsid="05da4fc1" style:font-size-asian="32pt"/>
    </style:style>
    <style:style style:name="T97" style:family="text">
      <style:text-properties fo:font-size="32pt" officeooo:rsid="05dba4bb" style:font-size-asian="32pt"/>
    </style:style>
    <style:style style:name="T98" style:family="text">
      <style:text-properties fo:font-size="32pt" officeooo:rsid="05dbca75" style:font-size-asian="32pt"/>
    </style:style>
    <style:style style:name="T99" style:family="text">
      <style:text-properties fo:font-size="32pt" officeooo:rsid="05dd5360" style:font-size-asian="32pt"/>
    </style:style>
    <style:style style:name="T100" style:family="text">
      <style:text-properties fo:font-size="32pt" officeooo:rsid="05e0f872" style:font-size-asian="32pt"/>
    </style:style>
    <style:style style:name="T101" style:family="text">
      <style:text-properties fo:font-size="32pt" officeooo:rsid="05e2f76b" style:font-size-asian="32pt"/>
    </style:style>
    <style:style style:name="T102" style:family="text">
      <style:text-properties fo:font-size="32pt" officeooo:rsid="05e37b4b" style:font-size-asian="32pt"/>
    </style:style>
    <style:style style:name="T103" style:family="text">
      <style:text-properties fo:font-size="32pt" officeooo:rsid="05e4d260" style:font-size-asian="32pt"/>
    </style:style>
    <style:style style:name="T104" style:family="text">
      <style:text-properties fo:font-size="32pt" officeooo:rsid="05e5d74d" style:font-size-asian="32pt"/>
    </style:style>
    <style:style style:name="T105" style:family="text">
      <style:text-properties fo:font-size="32pt" officeooo:rsid="05e76d22" style:font-size-asian="32pt"/>
    </style:style>
    <style:style style:name="T106" style:family="text">
      <style:text-properties fo:font-size="32pt" officeooo:rsid="05e86a8f" style:font-size-asian="32pt"/>
    </style:style>
    <style:style style:name="T107" style:family="text">
      <style:text-properties fo:font-size="32pt" officeooo:rsid="05ebe91c" style:font-size-asian="32pt"/>
    </style:style>
    <style:style style:name="T108" style:family="text">
      <style:text-properties fo:font-size="32pt" fo:font-style="italic" style:font-size-asian="32pt" style:font-style-asian="italic" style:font-style-complex="italic"/>
    </style:style>
    <style:style style:name="T109" style:family="text">
      <style:text-properties fo:font-size="32pt" fo:font-style="italic" officeooo:rsid="05a64b18" style:font-size-asian="32pt" style:font-style-asian="italic" style:font-style-complex="italic"/>
    </style:style>
    <style:style style:name="T110" style:family="text">
      <style:text-properties fo:font-size="32pt" fo:font-style="italic" officeooo:rsid="05b24f5e" style:font-size-asian="32pt" style:font-style-asian="italic" style:font-style-complex="italic"/>
    </style:style>
    <style:style style:name="T111" style:family="text">
      <style:text-properties fo:font-size="32pt" fo:font-style="italic" officeooo:rsid="05b113c1" style:font-size-asian="32pt" style:font-style-asian="italic" style:font-style-complex="italic"/>
    </style:style>
    <style:style style:name="T112" style:family="text">
      <style:text-properties fo:font-size="32pt" fo:font-style="italic" officeooo:rsid="05b400e5" style:font-size-asian="32pt" style:font-style-asian="italic" style:font-style-complex="italic"/>
    </style:style>
    <style:style style:name="T113" style:family="text">
      <style:text-properties fo:font-size="32pt" fo:font-style="italic" officeooo:rsid="05b5927d" style:font-size-asian="32pt" style:font-style-asian="italic" style:font-style-complex="italic"/>
    </style:style>
    <style:style style:name="T114" style:family="text">
      <style:text-properties fo:font-size="32pt" fo:font-style="italic" officeooo:rsid="05b687d3" style:font-size-asian="32pt" style:font-style-asian="italic" style:font-style-complex="italic"/>
    </style:style>
    <style:style style:name="T115" style:family="text">
      <style:text-properties fo:font-size="32pt" fo:font-style="italic" officeooo:rsid="05b96bb5" style:font-size-asian="32pt" style:font-style-asian="italic" style:font-style-complex="italic"/>
    </style:style>
    <style:style style:name="T116" style:family="text">
      <style:text-properties fo:font-size="32pt" fo:font-style="italic" officeooo:rsid="05bdefc7" style:font-size-asian="32pt" style:font-style-asian="italic" style:font-style-complex="italic"/>
    </style:style>
    <style:style style:name="T117" style:family="text">
      <style:text-properties fo:font-size="32pt" fo:font-style="italic" officeooo:rsid="05cd37ce" style:font-size-asian="32pt" style:font-style-asian="italic" style:font-style-complex="italic"/>
    </style:style>
    <style:style style:name="T118" style:family="text">
      <style:text-properties fo:font-size="32pt" fo:font-style="italic" officeooo:rsid="05d1a8d2" style:font-size-asian="32pt" style:font-style-asian="italic" style:font-style-complex="italic"/>
    </style:style>
    <style:style style:name="T119" style:family="text">
      <style:text-properties fo:font-size="32pt" fo:font-style="italic" officeooo:rsid="05d24804" style:font-size-asian="32pt" style:font-style-asian="italic" style:font-style-complex="italic"/>
    </style:style>
    <style:style style:name="T120" style:family="text">
      <style:text-properties fo:font-size="32pt" fo:font-style="italic" officeooo:rsid="05d65447" style:font-size-asian="32pt" style:font-style-asian="italic" style:font-style-complex="italic"/>
    </style:style>
    <style:style style:name="T121" style:family="text">
      <style:text-properties fo:font-size="32pt" fo:font-style="italic" officeooo:rsid="05e37b4b" style:font-size-asian="32pt" style:font-style-asian="italic" style:font-style-complex="italic"/>
    </style:style>
    <style:style style:name="T122" style:family="text">
      <style:text-properties fo:font-size="32pt" fo:font-style="italic" officeooo:rsid="05e76d22" style:font-size-asian="32pt" style:font-style-asian="italic" style:font-style-complex="italic"/>
    </style:style>
    <style:style style:name="T123" style:family="text">
      <style:text-properties fo:font-size="32pt" fo:font-style="italic" officeooo:rsid="05fd6bc5" style:font-size-asian="32pt" style:font-style-asian="italic" style:font-style-complex="italic"/>
    </style:style>
    <style:style style:name="T124" style:family="text">
      <style:text-properties fo:font-size="32pt" fo:font-style="normal" officeooo:rsid="05b400e5" style:font-size-asian="32pt" style:font-style-asian="normal" style:font-style-complex="normal"/>
    </style:style>
    <style:style style:name="T125" style:family="text">
      <style:text-properties fo:font-size="32pt" fo:font-style="normal" officeooo:rsid="05c41d78" style:font-size-asian="32pt" style:font-style-asian="normal" style:font-style-complex="normal"/>
    </style:style>
    <style:style style:name="T126" style:family="text">
      <style:text-properties fo:font-size="32pt" fo:font-style="normal" officeooo:rsid="05d65447" style:font-size-asian="32pt" style:font-style-asian="normal" style:font-style-complex="normal"/>
    </style:style>
    <style:style style:name="T127" style:family="text">
      <style:text-properties fo:font-size="32pt" fo:font-style="normal" officeooo:rsid="05d73c32" style:font-size-asian="32pt" style:font-style-asian="normal" style:font-style-complex="normal"/>
    </style:style>
    <style:style style:name="T128" style:family="text">
      <style:text-properties fo:font-size="32pt" fo:font-style="normal" officeooo:rsid="05df82cd" style:font-size-asian="32pt" style:font-style-asian="normal" style:font-style-complex="normal"/>
    </style:style>
    <style:style style:name="T129" style:family="text">
      <style:text-properties officeooo:rsid="04645879"/>
    </style:style>
    <style:style style:name="T130" style:family="text">
      <style:text-properties officeooo:rsid="046725e1"/>
    </style:style>
    <style:style style:name="T131" style:family="text">
      <style:text-properties style:font-name="David CLM" style:font-name-complex="David CLM"/>
    </style:style>
    <style:style style:name="T132" style:family="text">
      <style:text-properties style:font-name="David CLM" officeooo:rsid="0469762f" style:font-name-complex="David CLM"/>
    </style:style>
    <style:style style:name="T133" style:family="text">
      <style:text-properties style:font-name="David CLM" officeooo:rsid="046b37f6" style:font-name-complex="David CLM"/>
    </style:style>
    <style:style style:name="T134" style:family="text">
      <style:text-properties style:font-name="David CLM" officeooo:rsid="046d0031" style:font-name-complex="David CLM"/>
    </style:style>
    <style:style style:name="T135" style:family="text">
      <style:text-properties style:font-name="David CLM" officeooo:rsid="0472ef45" style:font-name-complex="David CLM"/>
    </style:style>
    <style:style style:name="T136" style:family="text">
      <style:text-properties style:font-name="David CLM" officeooo:rsid="0474a55d" style:font-name-complex="David CLM"/>
    </style:style>
    <style:style style:name="T137" style:family="text">
      <style:text-properties style:font-name="David CLM" officeooo:rsid="0474cbe6" style:font-name-complex="David CLM"/>
    </style:style>
    <style:style style:name="T138" style:family="text">
      <style:text-properties style:font-name="David CLM" officeooo:rsid="0476a54b" style:font-name-complex="David CLM"/>
    </style:style>
    <style:style style:name="T139" style:family="text">
      <style:text-properties style:font-name="David CLM" officeooo:rsid="057c2f98" style:font-name-complex="David CLM"/>
    </style:style>
    <style:style style:name="T140" style:family="text">
      <style:text-properties style:font-name="David CLM" officeooo:rsid="057d88f4" style:font-name-complex="David CLM"/>
    </style:style>
    <style:style style:name="T141" style:family="text">
      <style:text-properties style:font-name="David CLM" officeooo:rsid="057ebdf5" style:font-name-complex="David CLM"/>
    </style:style>
    <style:style style:name="T142" style:family="text">
      <style:text-properties style:font-name="David CLM" officeooo:rsid="057faa8a" style:font-name-complex="David CLM"/>
    </style:style>
    <style:style style:name="T143" style:family="text">
      <style:text-properties style:font-name="David CLM" officeooo:rsid="05a0d404" style:font-name-complex="David CLM"/>
    </style:style>
    <style:style style:name="T144" style:family="text">
      <style:text-properties style:font-name="David CLM" fo:font-size="12pt" officeooo:rsid="0476338c" style:font-size-asian="12pt" style:font-name-complex="David CLM" style:font-size-complex="12pt"/>
    </style:style>
    <style:style style:name="T145" style:family="text">
      <style:text-properties style:font-name="David CLM" fo:font-size="26pt" style:font-size-asian="26pt" style:font-name-complex="David CLM"/>
    </style:style>
    <style:style style:name="T146" style:family="text">
      <style:text-properties style:font-name="David CLM" fo:font-size="26pt" officeooo:rsid="043ce140" style:font-size-asian="26pt" style:font-name-complex="David CLM"/>
    </style:style>
    <style:style style:name="T147" style:family="text">
      <style:text-properties style:font-name="David CLM" fo:font-style="italic" style:font-style-asian="italic" style:font-name-complex="David CLM" style:font-style-complex="italic"/>
    </style:style>
    <style:style style:name="T148" style:family="text">
      <style:text-properties style:font-name="David CLM" fo:font-style="normal" style:font-style-asian="normal" style:font-name-complex="David CLM" style:font-style-complex="normal"/>
    </style:style>
    <style:style style:name="T149" style:family="text">
      <style:text-properties style:font-name="David CLM" fo:font-style="normal" officeooo:rsid="052c3209" style:font-style-asian="normal" style:font-name-complex="David CLM" style:font-style-complex="normal"/>
    </style:style>
    <style:style style:name="T150" style:family="text">
      <style:text-properties style:font-name="David CLM" fo:font-style="normal" officeooo:rsid="054ca236" style:font-style-asian="normal" style:font-name-complex="David CLM" style:font-style-complex="normal"/>
    </style:style>
    <style:style style:name="T151" style:family="text">
      <style:text-properties style:font-name="David CLM" fo:font-style="normal" officeooo:rsid="057936f2" style:font-style-asian="normal" style:font-name-complex="David CLM" style:font-style-complex="normal"/>
    </style:style>
    <style:style style:name="T152" style:family="text">
      <style:text-properties style:font-name="David CLM" fo:font-style="normal" officeooo:rsid="05812da7" style:font-style-asian="normal" style:font-name-complex="David CLM" style:font-style-complex="normal"/>
    </style:style>
    <style:style style:name="T153" style:family="text">
      <style:text-properties style:font-name="David CLM" fo:font-style="normal" officeooo:rsid="058262af" style:font-style-asian="normal" style:font-name-complex="David CLM" style:font-style-complex="normal"/>
    </style:style>
    <style:style style:name="T154" style:family="text">
      <style:text-properties style:font-name="David CLM" fo:font-style="normal" officeooo:rsid="0589a1c2" style:font-style-asian="normal" style:font-name-complex="David CLM" style:font-style-complex="normal"/>
    </style:style>
    <style:style style:name="T155" style:family="text">
      <style:text-properties style:font-name="David CLM" fo:font-style="normal" officeooo:rsid="058ab5df" style:font-style-asian="normal" style:font-name-complex="David CLM" style:font-style-complex="normal"/>
    </style:style>
    <style:style style:name="T156" style:family="text">
      <style:text-properties style:font-name="David CLM" fo:font-style="normal" officeooo:rsid="058d7845" style:font-style-asian="normal" style:font-name-complex="David CLM" style:font-style-complex="normal"/>
    </style:style>
    <style:style style:name="T157" style:family="text">
      <style:text-properties style:font-name="David CLM" fo:font-style="normal" officeooo:rsid="058df780" style:font-style-asian="normal" style:font-name-complex="David CLM" style:font-style-complex="normal"/>
    </style:style>
    <style:style style:name="T158" style:family="text">
      <style:text-properties style:font-name="David CLM" fo:font-style="normal" officeooo:rsid="0592c462" style:font-style-asian="normal" style:font-name-complex="David CLM" style:font-style-complex="normal"/>
    </style:style>
    <style:style style:name="T159" style:family="text">
      <style:text-properties style:font-name="David CLM" fo:font-style="normal" officeooo:rsid="057c2f98" style:font-style-asian="normal" style:font-name-complex="David CLM" style:font-style-complex="normal"/>
    </style:style>
    <style:style style:name="T160" style:family="text">
      <style:text-properties style:font-name="David CLM" fo:font-style="normal" officeooo:rsid="05948afd" style:font-style-asian="normal" style:font-name-complex="David CLM" style:font-style-complex="normal"/>
    </style:style>
    <style:style style:name="T161" style:family="text">
      <style:text-properties style:font-name="David CLM" fo:font-style="normal" officeooo:rsid="059777c2" style:font-style-asian="normal" style:font-name-complex="David CLM" style:font-style-complex="normal"/>
    </style:style>
    <style:style style:name="T162" style:family="text">
      <style:text-properties style:font-name="David CLM" fo:font-style="normal" officeooo:rsid="05997702" style:font-style-asian="normal" style:font-name-complex="David CLM" style:font-style-complex="normal"/>
    </style:style>
    <style:style style:name="T163" style:family="text">
      <style:text-properties style:font-name="David CLM" fo:font-style="normal" officeooo:rsid="059bf330" style:font-style-asian="normal" style:font-name-complex="David CLM" style:font-style-complex="normal"/>
    </style:style>
    <style:style style:name="T164" style:family="text">
      <style:text-properties style:font-name="David CLM" fo:font-style="normal" officeooo:rsid="059ddd60" style:font-style-asian="normal" style:font-name-complex="David CLM" style:font-style-complex="normal"/>
    </style:style>
    <style:style style:name="T165" style:family="text">
      <style:text-properties style:font-name="David CLM" fo:font-style="normal" officeooo:rsid="059ef3f7" style:font-style-asian="normal" style:font-name-complex="David CLM" style:font-style-complex="normal"/>
    </style:style>
    <style:style style:name="T166" style:family="text">
      <style:text-properties style:font-name="David CLM" fo:font-style="normal" officeooo:rsid="05a0d404" style:font-style-asian="normal" style:font-name-complex="David CLM" style:font-style-complex="normal"/>
    </style:style>
    <style:style style:name="T167" style:family="text">
      <style:text-properties style:font-name="David CLM" fo:font-style="normal" officeooo:rsid="05a1fe77" style:font-style-asian="normal" style:font-name-complex="David CLM" style:font-style-complex="normal"/>
    </style:style>
    <style:style style:name="T168" style:family="text">
      <style:text-properties style:font-name="David CLM" fo:font-style="normal" officeooo:rsid="05a3653f" style:font-style-asian="normal" style:font-name-complex="David CLM" style:font-style-complex="normal"/>
    </style:style>
    <style:style style:name="T169" style:family="text">
      <style:text-properties style:font-name="David CLM" fo:font-style="normal" fo:font-weight="bold" style:font-style-asian="normal" style:font-weight-asian="bold" style:font-name-complex="David CLM" style:font-style-complex="normal" style:font-weight-complex="bold"/>
    </style:style>
    <style:style style:name="T170" style:family="text">
      <style:text-properties style:font-name="David CLM" fo:font-style="normal" fo:font-weight="bold" officeooo:rsid="052c3209" style:font-style-asian="normal" style:font-weight-asian="bold" style:font-name-complex="David CLM" style:font-style-complex="normal" style:font-weight-complex="bold"/>
    </style:style>
    <style:style style:name="T171" style:family="text">
      <style:text-properties style:font-name="David CLM" fo:font-style="normal" fo:font-weight="bold" officeooo:rsid="0592c462" style:font-style-asian="normal" style:font-weight-asian="bold" style:font-name-complex="David CLM" style:font-style-complex="normal" style:font-weight-complex="bold"/>
    </style:style>
    <style:style style:name="T172" style:family="text">
      <style:text-properties style:font-name="David CLM" fo:font-style="normal" fo:font-weight="normal" style:font-style-asian="normal" style:font-weight-asian="normal" style:font-name-complex="David CLM" style:font-style-complex="normal" style:font-weight-complex="normal"/>
    </style:style>
    <style:style style:name="T173" style:family="text">
      <style:text-properties style:font-name="David CLM" fo:font-style="normal" fo:font-weight="normal" officeooo:rsid="0592c462" style:font-style-asian="normal" style:font-weight-asian="normal" style:font-name-complex="David CLM" style:font-style-complex="normal" style:font-weight-complex="normal"/>
    </style:style>
    <style:style style:name="T174" style:family="text">
      <style:text-properties style:font-name="David CLM" fo:font-style="normal" fo:font-weight="normal" officeooo:rsid="057c2f98" style:font-style-asian="normal" style:font-weight-asian="normal" style:font-name-complex="David CLM" style:font-style-complex="normal" style:font-weight-complex="normal"/>
    </style:style>
    <style:style style:name="T175" style:family="text">
      <style:text-properties style:font-name="David CLM" fo:font-style="normal" fo:font-weight="normal" officeooo:rsid="05948afd" style:font-style-asian="normal" style:font-weight-asian="normal" style:font-name-complex="David CLM" style:font-style-complex="normal" style:font-weight-complex="normal"/>
    </style:style>
    <style:style style:name="T176" style:family="text">
      <style:text-properties style:font-name="David CLM" fo:font-style="normal" fo:font-weight="normal" officeooo:rsid="05879423" style:font-style-asian="normal" style:font-weight-asian="normal" style:font-name-complex="David CLM" style:font-style-complex="normal" style:font-weight-complex="normal"/>
    </style:style>
    <style:style style:name="T177" style:family="text">
      <style:text-properties style:font-name="David CLM" fo:font-weight="bold" style:font-weight-asian="bold" style:font-name-complex="David CLM" style:font-weight-complex="bold"/>
    </style:style>
    <style:style style:name="T178" style:family="text">
      <style:text-properties style:font-name="David CLM" fo:font-weight="bold" officeooo:rsid="057ebdf5" style:font-weight-asian="bold" style:font-name-complex="David CLM" style:font-weight-complex="bold"/>
    </style:style>
    <style:style style:name="T179" style:family="text">
      <style:text-properties style:font-name="David CLM" fo:font-size="32pt" style:font-size-asian="32pt" style:font-name-complex="David CLM"/>
    </style:style>
    <style:style style:name="T180" style:family="text">
      <style:text-properties style:font-name="David CLM" fo:font-size="32pt" officeooo:rsid="05e86a8f" style:font-size-asian="32pt" style:font-name-complex="David CLM"/>
    </style:style>
    <style:style style:name="T181" style:family="text">
      <style:text-properties style:font-name="David CLM" fo:font-size="32pt" officeooo:rsid="05c7ea9e" style:font-size-asian="32pt" style:font-name-complex="David CLM"/>
    </style:style>
    <style:style style:name="T182" style:family="text">
      <style:text-properties style:font-name="David CLM" fo:font-size="32pt" officeooo:rsid="05bdefc7" style:font-size-asian="32pt" style:font-name-complex="David CLM"/>
    </style:style>
    <style:style style:name="T183" style:family="text">
      <style:text-properties style:font-name="David CLM" fo:font-size="32pt" officeooo:rsid="05e76d22" style:font-size-asian="32pt" style:font-name-complex="David CLM"/>
    </style:style>
    <style:style style:name="T184" style:family="text">
      <style:text-properties style:font-name="David CLM" fo:font-size="32pt" officeooo:rsid="05c9dcac" style:font-size-asian="32pt" style:font-name-complex="David CLM"/>
    </style:style>
    <style:style style:name="T185" style:family="text">
      <style:text-properties style:font-name="David CLM" fo:font-size="32pt" officeooo:rsid="05e9dc25" style:font-size-asian="32pt" style:font-name-complex="David CLM"/>
    </style:style>
    <style:style style:name="T186" style:family="text">
      <style:text-properties style:font-name="David CLM" fo:font-size="32pt" officeooo:rsid="05ca0adb" style:font-size-asian="32pt" style:font-name-complex="David CLM"/>
    </style:style>
    <style:style style:name="T187" style:family="text">
      <style:text-properties style:font-name="David CLM" fo:font-size="32pt" officeooo:rsid="05cd37ce" style:font-size-asian="32pt" style:font-name-complex="David CLM"/>
    </style:style>
    <style:style style:name="T188" style:family="text">
      <style:text-properties style:font-name="David CLM" fo:font-size="32pt" officeooo:rsid="05cf33f4" style:font-size-asian="32pt" style:font-name-complex="David CLM"/>
    </style:style>
    <style:style style:name="T189" style:family="text">
      <style:text-properties style:font-name="David CLM" fo:font-size="32pt" officeooo:rsid="05ea225e" style:font-size-asian="32pt" style:font-name-complex="David CLM"/>
    </style:style>
    <style:style style:name="T190" style:family="text">
      <style:text-properties style:font-name="David CLM" fo:font-size="32pt" officeooo:rsid="05eb58d2" style:font-size-asian="32pt" style:font-name-complex="David CLM"/>
    </style:style>
    <style:style style:name="T191" style:family="text">
      <style:text-properties style:font-name="David CLM" fo:font-size="32pt" officeooo:rsid="05b687d3" style:font-size-asian="32pt" style:font-name-complex="David CLM"/>
    </style:style>
    <style:style style:name="T192" style:family="text">
      <style:text-properties style:font-name="David CLM" fo:font-size="32pt" officeooo:rsid="05d87d40" style:font-size-asian="32pt" style:font-name-complex="David CLM"/>
    </style:style>
    <style:style style:name="T193" style:family="text">
      <style:text-properties style:font-name="David CLM" fo:font-size="32pt" officeooo:rsid="05c59b28" style:font-size-asian="32pt" style:font-name-complex="David CLM"/>
    </style:style>
    <style:style style:name="T194" style:family="text">
      <style:text-properties style:font-name="David CLM" fo:font-size="32pt" officeooo:rsid="05a72900" style:font-size-asian="32pt" style:font-name-complex="David CLM"/>
    </style:style>
    <style:style style:name="T195" style:family="text">
      <style:text-properties style:font-name="David CLM" fo:font-size="32pt" officeooo:rsid="05b5927d" style:font-size-asian="32pt" style:font-name-complex="David CLM"/>
    </style:style>
    <style:style style:name="T196" style:family="text">
      <style:text-properties style:font-name="David CLM" fo:font-size="32pt" officeooo:rsid="05aad16e" style:font-size-asian="32pt" style:font-name-complex="David CLM"/>
    </style:style>
    <style:style style:name="T197" style:family="text">
      <style:text-properties style:font-name="David CLM" fo:font-size="32pt" officeooo:rsid="05eb6627" style:font-size-asian="32pt" style:font-name-complex="David CLM"/>
    </style:style>
    <style:style style:name="T198" style:family="text">
      <style:text-properties style:font-name="David CLM" fo:font-size="32pt" officeooo:rsid="05ebe91c" style:font-size-asian="32pt" style:font-name-complex="David CLM"/>
    </style:style>
    <style:style style:name="T199" style:family="text">
      <style:text-properties style:font-name="David CLM" fo:font-size="32pt" officeooo:rsid="05ee4e4f" style:font-size-asian="32pt" style:font-name-complex="David CLM"/>
    </style:style>
    <style:style style:name="T200" style:family="text">
      <style:text-properties style:font-name="David CLM" fo:font-size="32pt" officeooo:rsid="05ef51bc" style:font-size-asian="32pt" style:font-name-complex="David CLM"/>
    </style:style>
    <style:style style:name="T201" style:family="text">
      <style:text-properties style:font-name="David CLM" fo:font-size="32pt" officeooo:rsid="05f21111" style:font-size-asian="32pt" style:font-name-complex="David CLM"/>
    </style:style>
    <style:style style:name="T202" style:family="text">
      <style:text-properties style:font-name="David CLM" fo:font-size="32pt" officeooo:rsid="05f27b95" style:font-size-asian="32pt" style:font-name-complex="David CLM"/>
    </style:style>
    <style:style style:name="T203" style:family="text">
      <style:text-properties style:font-name="David CLM" fo:font-size="32pt" fo:font-style="italic" style:font-size-asian="32pt" style:font-style-asian="italic" style:font-name-complex="David CLM" style:font-style-complex="italic"/>
    </style:style>
    <style:style style:name="T204" style:family="text">
      <style:text-properties style:font-name="David CLM" fo:font-size="32pt" fo:font-style="italic" officeooo:rsid="05bdefc7" style:font-size-asian="32pt" style:font-style-asian="italic" style:font-name-complex="David CLM" style:font-style-complex="italic"/>
    </style:style>
    <style:style style:name="T205" style:family="text">
      <style:text-properties style:font-name="David CLM" fo:font-size="32pt" fo:font-style="italic" officeooo:rsid="05e86a8f" style:font-size-asian="32pt" style:font-style-asian="italic" style:font-name-complex="David CLM" style:font-style-complex="italic"/>
    </style:style>
    <style:style style:name="T206" style:family="text">
      <style:text-properties style:font-name="David CLM" fo:font-size="32pt" fo:font-style="italic" officeooo:rsid="05e9dc25" style:font-size-asian="32pt" style:font-style-asian="italic" style:font-name-complex="David CLM" style:font-style-complex="italic"/>
    </style:style>
    <style:style style:name="T207" style:family="text">
      <style:text-properties style:font-name="David CLM" fo:font-size="32pt" fo:font-style="italic" officeooo:rsid="05cd37ce" style:font-size-asian="32pt" style:font-style-asian="italic" style:font-name-complex="David CLM" style:font-style-complex="italic"/>
    </style:style>
    <style:style style:name="T208" style:family="text">
      <style:text-properties style:font-name="David CLM" fo:font-size="32pt" fo:font-style="italic" officeooo:rsid="05cf33f4" style:font-size-asian="32pt" style:font-style-asian="italic" style:font-name-complex="David CLM" style:font-style-complex="italic"/>
    </style:style>
    <style:style style:name="T209" style:family="text">
      <style:text-properties style:font-name="David CLM" fo:font-size="32pt" fo:font-style="italic" officeooo:rsid="05b5927d" style:font-size-asian="32pt" style:font-style-asian="italic" style:font-name-complex="David CLM" style:font-style-complex="italic"/>
    </style:style>
    <style:style style:name="T210" style:family="text">
      <style:text-properties style:font-name="David CLM" fo:font-size="32pt" fo:font-style="italic" officeooo:rsid="05ebe91c" style:font-size-asian="32pt" style:font-style-asian="italic" style:font-name-complex="David CLM" style:font-style-complex="italic"/>
    </style:style>
    <style:style style:name="T211" style:family="text">
      <style:text-properties style:font-name="David CLM" fo:font-size="32pt" fo:font-style="italic" officeooo:rsid="05ee4e4f" style:font-size-asian="32pt" style:font-style-asian="italic" style:font-name-complex="David CLM" style:font-style-complex="italic"/>
    </style:style>
    <style:style style:name="T212" style:family="text">
      <style:text-properties officeooo:rsid="04718cc7"/>
    </style:style>
    <style:style style:name="T213" style:family="text">
      <style:text-properties style:font-name="sans-serif" fo:font-size="12pt" style:font-size-asian="12pt" style:font-size-complex="12pt"/>
    </style:style>
    <style:style style:name="T214" style:family="text">
      <style:text-properties style:font-name="sans-serif" fo:font-size="12pt" officeooo:rsid="0476338c" style:font-size-asian="12pt" style:font-size-complex="12pt"/>
    </style:style>
    <style:style style:name="T215" style:family="text">
      <style:text-properties officeooo:rsid="0485805d"/>
    </style:style>
    <style:style style:name="T216" style:family="text">
      <style:text-properties officeooo:rsid="04892504"/>
    </style:style>
    <style:style style:name="T217" style:family="text">
      <style:text-properties officeooo:rsid="0489b7ed"/>
    </style:style>
    <style:style style:name="T218" style:family="text">
      <style:text-properties officeooo:rsid="048e8482"/>
    </style:style>
    <style:style style:name="T219" style:family="text">
      <style:text-properties officeooo:rsid="04cbffc5"/>
    </style:style>
    <style:style style:name="T220" style:family="text">
      <style:text-properties officeooo:rsid="050d9ed7"/>
    </style:style>
    <style:style style:name="T221" style:family="text">
      <style:text-properties fo:font-size="10pt" officeooo:rsid="050d9ed7" style:font-size-asian="10pt" style:font-size-complex="10pt"/>
    </style:style>
    <style:style style:name="T222" style:family="text">
      <style:text-properties officeooo:rsid="050ea479"/>
    </style:style>
    <style:style style:name="T223" style:family="text">
      <style:text-properties officeooo:rsid="051abb86"/>
    </style:style>
    <style:style style:name="T224" style:family="text">
      <style:text-properties officeooo:rsid="05294dae"/>
    </style:style>
    <style:style style:name="T225" style:family="text">
      <style:text-properties officeooo:rsid="052ac6a9"/>
    </style:style>
    <style:style style:name="T226" style:family="text">
      <style:text-properties officeooo:rsid="055a6dac"/>
    </style:style>
    <style:style style:name="T227" style:family="text">
      <style:text-properties officeooo:rsid="03672cdc"/>
    </style:style>
    <style:style style:name="T228" style:family="text">
      <style:text-properties officeooo:rsid="05704005"/>
    </style:style>
    <style:style style:name="T229" style:family="text">
      <style:text-properties fo:font-style="normal" officeooo:rsid="05c41d78" style:font-style-asian="normal" style:font-style-complex="normal"/>
    </style:style>
    <style:style style:name="T230" style:family="text">
      <style:text-properties fo:font-style="normal" officeooo:rsid="05d65447" style:font-style-asian="normal" style:font-style-complex="normal"/>
    </style:style>
    <style:style style:name="T231" style:family="text">
      <style:text-properties officeooo:rsid="05d0d209"/>
    </style:style>
    <style:style style:name="T232" style:family="text">
      <style:text-properties fo:font-size="12pt" style:font-size-asian="12pt" style:font-size-complex="12pt"/>
    </style:style>
    <style:style style:name="T233" style:family="text">
      <style:text-properties fo:font-size="12pt" officeooo:rsid="05cf33f4" style:font-size-asian="12pt" style:font-size-complex="12pt"/>
    </style:style>
    <style:style style:name="T234" style:family="text">
      <style:text-properties officeooo:rsid="045c373e"/>
    </style:style>
    <style:style style:name="T235" style:family="text">
      <style:text-properties officeooo:rsid="05d65447"/>
    </style:style>
    <style:style style:name="T236" style:family="text">
      <style:text-properties officeooo:rsid="05f8dc90"/>
    </style:style>
    <style:style style:name="T237" style:family="text">
      <style:text-properties officeooo:rsid="0600c6f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שידוכים</text:h>
      <text:p text:style-name="P40"><text:span text:style-name="T227">[80</text:span> דקות]</text:p>
      <text:p text:style-name="P39"><text:span text:style-name="T220">"</text:span>מטרוניתא שאלה את ר' יוסי בר חלפתא<text:span text:style-name="T222">,</text:span> אמרה לו<text:span text:style-name="T220">:</text:span> בכמה ימים ברא הקב"ה את עולמו<text:span text:style-name="T220">?</text:span> אמר לה<text:span text:style-name="T220">:</text:span> לששת ימים<text:span text:style-name="T220">... </text:span>אמרה לו<text:span text:style-name="T220">:</text:span> ומאותה שעה עד עכשיו מהו יושב ועושה<text:span text:style-name="T220">?</text:span> אמר לה<text:span text:style-name="T220">:</text:span> <text:span text:style-name="T2">מזווג ז</text:span><text:span text:style-name="T11">י</text:span><text:span text:style-name="T2">ווגים</text:span><text:span text:style-name="T34">... ו</text:span>אם קלה היא בעיני<text:span text:style-name="T220">י</text:span>ך<text:span text:style-name="T220">,</text:span> קשה היא לפני הקדוש ברוך הוא כקריעת ים סוף<text:span text:style-name="T220">"</text:span><text:span text:style-name="T221"> (ויקרא רבה ח א)</text:span><text:span text:style-name="T220">.</text:span></text:p>
      <text:p text:style-name="P33"><text:span text:style-name="T130">היום נדבר על </text:span>בעיה <text:span text:style-name="T130">מסוג </text:span>חדש: שיבוץ סטודנטים <text:span text:style-name="T39">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34"><text:span text:style-name="T39">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40">(two-sided market). <text:s/>בשיבוץ למעונות, רק לסטודנטים יש העדפות; לחדר במעון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35">שיבוץ דו-צדדי נקרא גם <text:span text:style-name="T2">שידוך</text:span><text:span text:style-name="T12"> (matching). אפשר להבין למה - הבעיה הקלאסית שתמיד מביאים כדוגמה היא שידוך בין נשים לגברים. יש </text:span><text:span text:style-name="T38">n</text:span><text:span text:style-name="T12"> נשים ו-</text:span><text:span text:style-name="T38">n</text:span><text:span text:style-name="T12"> גברים. לכל אישה יש סדר העדפות לגבי הגברים ולכל גבר יש סדר העדפות לגבי הנשים, וצריך למצוא שידוך "טוב" ביניהם (בהמשך נגדיר מהו שידוך "טוב"). </text:span><text:span text:style-name="T14"><text:s text:c="2"/></text:span><text:span text:style-name="T13">במציאות</text:span><text:span text:style-name="T15">, עד כמה שידוע לי, שידוכים בין נשים לגברים לא נעשים בעזרת </text:span><text:span text:style-name="T35">ה</text:span><text:span text:style-name="T15">אלגוריתמים</text:span><text:span text:style-name="T35"> שנלמד בהמשך</text:span><text:span text:style-name="T15">, אבל </text:span><text:span text:style-name="T35">האלגוריתמים הללו </text:span><text:span text:style-name="T16">נפוצים ומקובלים בתחומים רבי</text:span><text:span text:style-name="T17">ם</text:span><text:span text:style-name="T16"> אחרים.</text:span></text:p>
      <text:p text:style-name="Heading_20_2"><text:span text:style-name="T16">ש</text:span><text:span text:style-name="T12">וק דו-צדדי מבוזר</text:span></text:p>
      <text:p text:style-name="P36">כדי להבין מדוע שוק דו-צדדי מורכב יותר משוק חד-צדדי<text:span text:style-name="T42"> (ומדוע קשה יותר למצוא שידוך טוב מלמצוא שיבוץ טוב)</text:span>, נתאר קודם את המצב המתקיים <text:span text:style-name="T41">בשווקים דו-צדדיים כאשר הם </text:span><text:span text:style-name="T4">מבוזרים</text:span><text:span text:style-name="T41">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36"><text:span text:style-name="T41">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41"> (unraveling). </text:span></text:p>
      <text:p text:style-name="P37">בשנת 1945 החליטו האוניברסיטאות שהמצב לא יכול להימשך כך, <text:span text:style-name="T45">ו</text:span>סיכמו ביניה<text:span text:style-name="T45">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44">.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43">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38">בשנת 1952 בתי החולים החליטו <text:span text:style-name="T46">לבנות מערכת חדשה שתקבע שידוך בניהול </text:span><text:span text:style-name="T5">מרכזי</text:span><text:span text:style-name="T19"> (centralized)</text:span><text:span text:style-name="T46">.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6">ש</text:span><text:span text:style-name="T12">וק דו-צדדי </text:span><text:span text:style-name="T18">בניהול מרכזי</text:span></text:p>
      <text:p text:style-name="P4">ברגע שהחלטנו לעבור למערכת מרכזית, אפשר להתחיל לדבר על <text:span text:style-name="T2">אלגוריתם למציאת שידוך</text:span>. <text:s/><text:span text:style-name="T47">הקלט לאלגוריתם כזה הוא סדר העדיפויות של כל אחד מהמשתתפים </text:span><text:span text:style-name="T6">בכל אחד מהצדדים</text:span><text:span text:style-name="T47"> של השוק. למשל, בדוגמה של שידוך סטודנטים למחלקות:</text:span></text:p>
      <text:list xml:id="list8604480918623457424" text:style-name="L1">
        <text:list-item>
          <text:p text:style-name="P52">כל סטודנט צריך לדווח את רשימת המחלקות שהוא רוצה להתקבל <text:span text:style-name="T48">א</text:span>ליהן<text:span text:style-name="T48">,</text:span> לפי סדר העדיפויות<text:span text:style-name="T48"> שלו</text:span>.</text:p>
        </text:list-item>
        <text:list-item>
          <text:p text:style-name="P52">כל מחלקה צריכה לדווח את רשימת הסטודנטים שהיא רוצה לקבל, לפי סדר העדיפויות<text:span text:style-name="T48">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51">.</text:span></text:p>
      <text:p text:style-name="P6">אנחנו יכולים להניח, בלי הגבלת הכלליות, שמספר הסטודנטים שווה למספר המקומות הפנויים במחלקות, כך שתמיד אפשר לשדך את כולם <text:span text:style-name="T37">(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49">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50">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50"><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50">כדי למנוע את פרימת השוק, אנחנו צריכים אלגוריתם שיוצר שידוך שבו לא יהיו זוגות </text:span><text:span text:style-name="T20">ש</text:span><text:span text:style-name="T7">ירצו </text:span><text:span text:style-name="T27">לבצע קומבינה כזאת.</text:span></text:p>
      <text:p text:style-name="P12"><text:span text:style-name="T2">הגדר</text:span><text:span text:style-name="T9">ות</text:span><text:span text:style-name="T23"> [כל ההגדרות מניחות שיש מקום אחד בכל מחלקה. ההרחבה למצב של כמה מקומות בכל מחלקה - בשיעורי הבית].</text:span></text:p>
      <text:list xml:id="list5282379750472738381" text:style-name="L2">
        <text:list-item>
          <text:p text:style-name="P53"><text:span text:style-name="T21">בהינתן שידוך כלשהו, נגדיר </text:span><text:span text:style-name="T8">זוג </text:span><text:span text:style-name="T10">מערער </text:span><text:span text:style-name="T25">(blocking pair)</text:span><text:span text:style-name="T21"> </text:span><text:span text:style-name="T22">כזוג של סטודנט+מחלקה עם המאפיינים הבאים: (א) הסטודנט לא משודך למחלקה. (ב) הסטודנט מעדיף את המחלקה על-פני </text:span><text:span text:style-name="T24">זו שמשודכת לו</text:span><text:span text:style-name="T22">. (ג) המחלקה מעדיפה את הסטודנט על-פני </text:span><text:span text:style-name="T24">זה שמשודך אליה.</text:span></text:p>
        </text:list-item>
        <text:list-item>
          <text:p text:style-name="P54"><text:span text:style-name="T12">שידוך נקרא </text:span><text:span text:style-name="T2">יציב</text:span><text:span text:style-name="T12"> (stable) אם אין בו זוגות </text:span><text:span text:style-name="T26">מערערים</text:span><text:span text:style-name="T12">.</text:span></text:p>
        </text:list-item>
      </text:list>
      <text:p text:style-name="P21">כל שידוך יציב הוא יעיל פארטו (<text:span text:style-name="T52">שיעורי בית</text:span>) אבל ההיפך לא נכון<text:span text:style-name="T52"> (ראינו למעלה)</text:span>. <text:span text:style-name="T53"><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60"> הנה הוא.</text:span></text:p>
      <text:p text:style-name="P49"><text:span text:style-name="T18">א</text:span><text:span text:style-name="T12">לגוריתם </text:span><text:span text:style-name="T31">"קבלה על-תנאי"</text:span><text:span text:style-name="T30"> </text:span><text:span text:style-name="T12">(deferred acceptance)</text:span><text:span text:style-name="T29">.</text:span></text:p>
      <text:p text:style-name="P15"><text:span text:style-name="T29">האלגוריתם </text:span><text:span text:style-name="T33">הוצע לראשונה בשנת 1952 ע"י סטודנטים לרפואה שרצו לתקן את המנגנון הקיים להשמת מתמחים לבתי-חולים בארה"ב. הוא הוצג </text:span><text:span text:style-name="T29">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41"><text:span text:style-name="T129">לצורך הפשטות </text:span>אנחנו מניחים שיש מקום אחד בכל מחלקה<text:span text:style-name="T215">.</text:span></text:p>
      <text:p text:style-name="P45"><text:span text:style-name="T54">א</text:span><text:span text:style-name="T56">. כל סטודנט הולך למחלקה שהוא הכי רוצה, מבין המחלקות שעדיין לא דחו אותו, ונותן לה </text:span><text:span text:style-name="T57">הצעה</text:span><text:span text:style-name="T56">.</text:span></text:p>
      <text:p text:style-name="P46"><text:span text:style-name="T56">ב. כל מחלקה משאירה אצלה את הסטודנט שהיא הכי רוצה, מבין הסטודנטים שנמצאים בה, ו</text:span><text:span text:style-name="T57">דוחה </text:span><text:span text:style-name="T56">את כל השאר.</text:span><text:span text:style-name="T59"> </text:span></text:p>
      <text:p text:style-name="P47"><text:span text:style-name="T59"><text:s/></text:span><text:span text:style-name="T58"><text:s text:c="3"/>(הסטודנט שנשאר במחלקה התקבל על-תנאי שלא יבוא סטודנט טוב יותר. מכאן שם האלגוריתם).</text:span></text:p>
      <text:p text:style-name="P48">ג. חוזרים על שלבים א ו-ב עד שכולם משודכים.</text:p>
      <text:p text:style-name="P42"/>
      <text:p text:style-name="P43"><text:span text:style-name="T2">משפט</text:span><text:span text:style-name="T12">. אלגוריתם </text:span><text:span text:style-name="T32">"</text:span><text:span text:style-name="T31">קבלה על-תנאי</text:span><text:span text:style-name="T32">"</text:span><text:span text:style-name="T12"> מסתיים בשידוך יציב.</text:span></text:p>
      <text:p text:style-name="P44"><text:span text:style-name="T38">הוכחה</text:span><text:span text:style-name="T12">. </text:span><text:span text:style-name="T28">צריך להוכיח שלושה דברים: מסתיים, בשידוך, יציב.</text:span></text:p>
      <text:list xml:id="list1929103468159775472" text:style-name="L3">
        <text:list-item>
          <text:p text:style-name="P85"><text:span text:style-name="T55">מ</text:span><text:span text:style-name="T61">סתיים</text:span><text:span text:style-name="T63">: כי כל סטודנט מציע לכל מחלקה פעם אחת לכל היותר.</text:span><text:span text:style-name="T64"> מספר המחלקות והסטודנטים סופי ולכן הכל מסתיים.</text:span></text:p>
        </text:list-item>
        <text:list-item>
          <text:p text:style-name="P85"><text:span text:style-name="T61">בשידוך</text:span><text:span text:style-name="T63">: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86"><text:span text:style-name="T61">יציב</text:span><text:span text:style-name="T63">: מצבה של כל </text:span><text:span text:style-name="T62">מחלקה </text:span><text:span text:style-name="T63">הולך ומשתפר</text:span><text:span text:style-name="T65"> - היא מחליפה שידוך רק אם מגיע סטודנט טוב יותר עבורה. <text:s text:c="2"/></text:span><text:span text:style-name="T63">לעומת זאת, </text:span><text:span text:style-name="T65">מצבו של </text:span><text:span text:style-name="T63">כל </text:span><text:span text:style-name="T62">סטודנט </text:span><text:span text:style-name="T63">הולך </text:span><text:span text:style-name="T65">ומתדרדר - כשהוא נדחה, הוא תמיד עובר למחלקה גרועה יותר עבורו.</text:span></text:p>
        </text:list-item>
        <text:list-item>
          <text:p text:style-name="P87">מכאן, אם זוג מסויים (ס,מ) לא נוצר אז יש שתי אפשרויות:</text:p>
          <text:list>
            <text:list-item>
              <text:p text:style-name="P88"><text:s/>א. ס עוד לא היה ב-מ: מכאן ש-ס נמצא במחלקה טובה יותר.</text:p>
            </text:list-item>
            <text:list-item>
              <text:p text:style-name="P89"><text:span text:style-name="T145"><text:s/>ב. ס כבר היה ב-מ: מכאן של-מ יש סטודנט טוב יותר. <text:s text:c="3"/></text:span><text:span text:style-name="T146">מש"ל.</text:span></text:p>
            </text:list-item>
          </text:list>
        </text:list-item>
      </text:list>
      <text:p text:style-name="P51">הרחבות</text:p>
      <text:p text:style-name="P19">ניתן להרחיב את המנגנון <text:span text:style-name="T216">ב</text:span>דרכים<text:span text:style-name="T216"> רבות</text:span>. לדוגמה, <text:span text:style-name="T217">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20">הרחבות נוספות - בשיעורי הבית.</text:p>
      <text:p text:style-name="P50">איזה שידוך יציב מתקבל?</text:p>
      <text:p text:style-name="P17">באלגוריתם שהצגנו למעלה, הסטודנטים מציעים למחלקות, והמחלקות מחליטות את מי לקבל.</text:p>
      <text:p text:style-name="P17">יכולנו גם לנהל את האלגוריתם בסדר הפוך: המחלקות מציעות לסטודנטים, והסטודנטים מחליטים את מי לקבל.</text:p>
      <text:p text:style-name="P16">האם לדעתכם יש הבדל בין שתי הגישות? כסטודנטים, איזה אלגוריתם תעדיפו? כמנהלי מחלקות, איזה אלגוריתם תעדיפו?</text:p>
      <text:p text:style-name="P68"><text:span text:style-name="T67">משפט</text:span><text:span text:style-name="T68">: כשהסטודנטים הם המציעים – השידוך המתקבל הוא </text:span><text:span text:style-name="T108">הטוב ביותר לכל הסטודנטים</text:span><text:span text:style-name="T68"> מכל השידוכים היציבים</text:span><text:span text:style-name="T69">.</text:span></text:p>
      <text:p text:style-name="P70"><text:span text:style-name="T66">משפט שקול</text:span><text:span text:style-name="T68">: </text:span><text:span text:style-name="T71">יהי </text:span><text:span text:style-name="T75">שידוך-א (</text:span><text:span text:style-name="T111">ש</text:span><text:span text:style-name="T110">א</text:span><text:span text:style-name="T75">)</text:span><text:span text:style-name="T71"> שידוך יציב כלשהו. <text:s text:c="2"/>יהי </text:span><text:span text:style-name="T75">שידוך-ב (</text:span><text:span text:style-name="T110">שב</text:span><text:span text:style-name="T75">)</text:span><text:span text:style-name="T71"> שידוך המתקבל ע"י אלגוריתם קבלה-על-תנאי שבו הסטודנטים מציעים.</text:span></text:p>
      <text:p text:style-name="P74"><text:span text:style-name="T74">אז </text:span><text:span text:style-name="T71">כל סטודנט </text:span><text:span text:style-name="T74">ס </text:span><text:span text:style-name="T84">רוצה</text:span><text:span text:style-name="T74"> את</text:span><text:span text:style-name="T79"> המחלקה</text:span><text:span text:style-name="T74"> </text:span><text:span text:style-name="T112">שב</text:span><text:span text:style-name="T124">(ס)</text:span><text:span text:style-name="T76"> </text:span><text:span text:style-name="T83">לפחות כמו </text:span><text:span text:style-name="T94">את </text:span><text:span text:style-name="T79">המחלקה</text:span><text:span text:style-name="T76"> </text:span><text:span text:style-name="T112">שא</text:span><text:span text:style-name="T124">(ס)</text:span><text:span text:style-name="T125">.</text:span></text:p>
      <text:p text:style-name="P76"><text:span text:style-name="T229"/></text:p>
      <text:p text:style-name="P73"><text:span text:style-name="T109">הוכחה</text:span><text:span text:style-name="T71">: נניח בשלילה </text:span><text:span text:style-name="T72">שיש סטודנט </text:span><text:span text:style-name="T78">ס </text:span><text:span text:style-name="T73">כלשהו </text:span><text:span text:style-name="T85">הרוצה </text:span><text:span text:style-name="T72">את </text:span><text:span text:style-name="T113">שא</text:span><text:span text:style-name="T77">(ס) </text:span><text:span text:style-name="T85">יותר מ</text:span><text:span text:style-name="T96">את </text:span><text:span text:style-name="T113">שב</text:span><text:span text:style-name="T77">(ס)</text:span><text:span text:style-name="T72">. </text:span><text:span text:style-name="T73"><text:s text:c="3"/>במצב ב, </text:span><text:span text:style-name="T70">כל סטודנט יורד ברשימת המחלקות שלו </text:span><text:span text:style-name="T73">מהטובה לגרועה; </text:span><text:span text:style-name="T78">לכן, במצב ב הסטודנט ס נדחה ע"י </text:span><text:span text:style-name="T114">שא</text:span><text:span text:style-name="T78">(ס). <text:s text:c="2"/>נניח בה"כ ש-ס הוא הסטודנט הראשון שנדחה ע"י </text:span><text:span text:style-name="T114">שא</text:span><text:span text:style-name="T78">(ס).</text:span><text:span text:style-name="T79"> <text:s text:c="2"/></text:span><text:span text:style-name="T80">זה אומר ש</text:span><text:span text:style-name="T79">המחלקה </text:span><text:span text:style-name="T115">שא</text:span><text:span text:style-name="T80">(ס) קיבלה הצעה מסטודנט אחר כלשהו ע, </text:span><text:span text:style-name="T99">והיא </text:span><text:span text:style-name="T86">רוצה </text:span><text:span text:style-name="T98">אותו </text:span><text:span text:style-name="T86">יותר מ</text:span><text:span text:style-name="T98">את </text:span><text:span text:style-name="T80">ס</text:span><text:span text:style-name="T81">. <text:s/>כיוון ששידוך א יציב, </text:span><text:span text:style-name="T82">הסטודנט ע </text:span><text:span text:style-name="T87">רוצה </text:span><text:span text:style-name="T82">את </text:span><text:span text:style-name="T116">שא</text:span><text:span text:style-name="T82">(ע) </text:span><text:span text:style-name="T88">יותר מ</text:span><text:span text:style-name="T97">את </text:span><text:span text:style-name="T116">שא</text:span><text:span text:style-name="T82">(ס)</text:span><text:span text:style-name="T89">. כיוון שהסטודנטים יורדים מהטובה לגרועה, ע </text:span><text:span text:style-name="T90">נדחה מ-</text:span><text:span text:style-name="T117">שא</text:span><text:span text:style-name="T90">(ע) לפני שהוא הגיע ל-</text:span><text:span text:style-name="T117">שא</text:span><text:span text:style-name="T90">(ס).</text:span><text:span text:style-name="T91"> <text:s/>אבל זו סתירה להנחתנו ש-ס היה הראשון שנדחה. <text:s/>***</text:span></text:p>
      <text:p text:style-name="P73"><text:span text:style-name="T233"/></text:p>
      <text:p text:style-name="P65"><text:span text:style-name="T234">המשפט הזה מאד מעניין כי הוא מנוגד לאינטואיציה, ולא רק לאינטואיציה שלי: הסטודנטים לרפואה שפיתחו את המנגנון בשנת 1952, קבעו שבתי-החולים יהיו המציעים! אילו הם היו יודעים את המשפט שהוכחנו הרגע, הם היו מעדיפים שהסטודנטים יציעו.</text:span></text:p>
      <text:p text:style-name="Heading_20_2">האם אלגוריתם "קבלה על-תנאי" אמיתי?</text:p>
      <text:p text:style-name="P24">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219">לגשת למחלקות בסדר העדיפויות האמיתי שלו. </text:span></text:p>
      <text:p text:style-name="P64">ההוכחה מורכבת למדי<text:span text:style-name="T231">. נציג כאן הוכחה חלקית בלבד (יש בה "חור" בשלב האחרון).</text:span></text:p>
      <text:p text:style-name="P69"><text:span text:style-name="T67">משפט</text:span><text:span text:style-name="T68">: כשהסטודנטים הם המציעים – </text:span><text:span text:style-name="T92">אלגוריתם קבלה-על-תנאי הוא </text:span><text:span text:style-name="T118">אמיתי עבור הסטודנטים</text:span><text:span text:style-name="T92">. </text:span></text:p>
      <text:p text:style-name="P72"><text:span text:style-name="T66">משפט שקול</text:span><text:span text:style-name="T68">: </text:span><text:span text:style-name="T71">יהי </text:span><text:span text:style-name="T75">שידוך-א (</text:span><text:span text:style-name="T111">ש</text:span><text:span text:style-name="T110">א</text:span><text:span text:style-name="T75">)</text:span><text:span text:style-name="T71"> שידוך כלשהו</text:span><text:span text:style-name="T93"> שהוא יציב על-פי פרופיל-העדפות נתון </text:span><text:span text:style-name="T119">פא</text:span><text:span text:style-name="T71">. <text:s text:c="2"/></text:span></text:p>
      <text:p text:style-name="P72"><text:span text:style-name="T71">יהי </text:span><text:span text:style-name="T75">שידוך-ב (</text:span><text:span text:style-name="T110">שב</text:span><text:span text:style-name="T75">)</text:span><text:span text:style-name="T71"> שידוך המתקבל ע"י אלגוריתם קבלה-על-תנאי שבו הסטודנטים מציעים</text:span><text:span text:style-name="T93">, עם פרופיל-העדפות </text:span><text:span text:style-name="T119">פב</text:span><text:span text:style-name="T93">, שהוא זהה ל-</text:span><text:span text:style-name="T119">פא</text:span><text:span text:style-name="T93"> פרט להעדפות של סטודנט אחד כלשהו ס0.</text:span></text:p>
      <text:p text:style-name="P71"><text:span text:style-name="T74">אז </text:span><text:span text:style-name="T93">הסטודנט </text:span><text:span text:style-name="T74">ס</text:span><text:span text:style-name="T93">0</text:span><text:span text:style-name="T74"> </text:span><text:span text:style-name="T84">רוצה</text:span><text:span text:style-name="T74"> את</text:span><text:span text:style-name="T79"> המחלקה</text:span><text:span text:style-name="T74"> </text:span><text:span text:style-name="T112">שב</text:span><text:span text:style-name="T124">(ס</text:span><text:span text:style-name="T127">0</text:span><text:span text:style-name="T124">)</text:span><text:span text:style-name="T76"> </text:span><text:span text:style-name="T83">לפחות כמו </text:span><text:span text:style-name="T93">את </text:span><text:span text:style-name="T79">המחלקה</text:span><text:span text:style-name="T76"> </text:span><text:span text:style-name="T112">שא</text:span><text:span text:style-name="T124">(ס</text:span><text:span text:style-name="T128">0</text:span><text:span text:style-name="T124">)</text:span><text:span text:style-name="T126">, בהתאם להעדפות שלו בפרופיל </text:span><text:span text:style-name="T120">פב</text:span><text:span text:style-name="T126">.</text:span></text:p>
      <text:p text:style-name="P78"><text:span text:style-name="T235">[</text:span>לפני שתקראו את ההוכחה, ודאו שאתם מבינים למה שני המשפטים שקולים!]</text:p>
      <text:p text:style-name="P77"><text:span text:style-name="T230"/></text:p>
      <text:p text:style-name="P75"><text:span text:style-name="T123">הוכחה חלקית</text:span><text:span text:style-name="T71">: נניח בשלילה </text:span><text:span text:style-name="T95">שה</text:span><text:span text:style-name="T72">סטודנט </text:span><text:span text:style-name="T78">ס</text:span><text:span text:style-name="T95">0</text:span><text:span text:style-name="T78"> </text:span><text:span text:style-name="T107">בפרופיל פב </text:span><text:span text:style-name="T85">רוצה </text:span><text:span text:style-name="T72">את </text:span><text:span text:style-name="T113">שא</text:span><text:span text:style-name="T77">(ס</text:span><text:span text:style-name="T95">0</text:span><text:span text:style-name="T77">) </text:span><text:span text:style-name="T85">יותר מ</text:span><text:span text:style-name="T95">את </text:span><text:span text:style-name="T113">שב</text:span><text:span text:style-name="T77">(ס</text:span><text:span text:style-name="T95">0</text:span><text:span text:style-name="T77">)</text:span><text:span text:style-name="T72">. </text:span><text:span text:style-name="T73"><text:s text:c="2"/></text:span><text:span text:style-name="T100">אם כך</text:span><text:span text:style-name="T78">, במצב ב הסטודנט ס</text:span><text:span text:style-name="T100">0</text:span><text:span text:style-name="T78"> נדחה ע"י </text:span><text:span text:style-name="T114">שא</text:span><text:span text:style-name="T78">(ס</text:span><text:span text:style-name="T101">0</text:span><text:span text:style-name="T78">). <text:s text:c="2"/></text:span><text:span text:style-name="T102">יהי ס1 הסטודנט הראשון שנדחה ע"י </text:span><text:span text:style-name="T121">שא</text:span><text:span text:style-name="T102">(ס1)</text:span><text:span text:style-name="T103">. <text:s text:c="2"/></text:span><text:span text:style-name="T80">זה אומר ש</text:span><text:span text:style-name="T79">המחלקה </text:span><text:span text:style-name="T115">שא</text:span><text:span text:style-name="T80">(ס</text:span><text:span text:style-name="T103">1</text:span><text:span text:style-name="T80">) קיבלה הצעה מסטודנט אחר כלשהו </text:span><text:span text:style-name="T104">ס2</text:span><text:span text:style-name="T80">, שהיא </text:span><text:span text:style-name="T86">רוצה יותר מ-</text:span><text:span text:style-name="T80">ס</text:span><text:span text:style-name="T104">1</text:span><text:span text:style-name="T81">. <text:s/>כיוון ששידוך א יציב</text:span><text:span text:style-name="T105"> לפי פרופיל </text:span><text:span text:style-name="T122">פא</text:span><text:span text:style-name="T81">, </text:span><text:span text:style-name="T82">הסטודנט </text:span><text:span text:style-name="T105">ס2</text:span><text:span text:style-name="T82"> </text:span><text:span text:style-name="T87">רוצה </text:span><text:span text:style-name="T82">את </text:span><text:span text:style-name="T116">שא</text:span><text:span text:style-name="T82">(</text:span><text:span text:style-name="T105">ס2</text:span><text:span text:style-name="T82">) </text:span><text:span text:style-name="T88">יותר מ</text:span><text:span text:style-name="T105">את </text:span><text:span text:style-name="T116">שא</text:span><text:span text:style-name="T82">(ס</text:span><text:span text:style-name="T106">1</text:span><text:span text:style-name="T82">)</text:span><text:span text:style-name="T106">, לפי פרופיל פא. עכשיו יש שני מקרים:</text:span></text:p>
      <text:list xml:id="list9062339083334775521" text:style-name="L7">
        <text:list-item>
          <text:p text:style-name="P79"><text:span text:style-name="T205">מקרה א</text:span><text:span text:style-name="T180">: ס2 לא שווה ל-ס0. <text:s/>כיוון שההבדל היחיד בין הפרופילים הוא בהעדפות של ס0, נובע מהמשפט הקודם ש-ס2 </text:span><text:span text:style-name="T181">רוצה </text:span><text:span text:style-name="T182">את </text:span><text:span text:style-name="T204">שא</text:span><text:span text:style-name="T182">(</text:span><text:span text:style-name="T183">ס2</text:span><text:span text:style-name="T182">) </text:span><text:span text:style-name="T184">יותר מ</text:span><text:span text:style-name="T183">את </text:span><text:span text:style-name="T204">שא</text:span><text:span text:style-name="T182">(ס</text:span><text:span text:style-name="T180">1</text:span><text:span text:style-name="T182">)</text:span><text:span text:style-name="T180">, </text:span><text:span text:style-name="T185">גם </text:span><text:span text:style-name="T198">ב</text:span><text:span text:style-name="T180">פרופיל </text:span><text:span text:style-name="T205">פ</text:span><text:span text:style-name="T206">ב</text:span><text:span text:style-name="T180">. </text:span><text:span text:style-name="T185"><text:s/></text:span><text:span text:style-name="T186">כיוון </text:span><text:span text:style-name="T185">שבמצב ב </text:span><text:span text:style-name="T186">הסטודנטים יורדים </text:span><text:span text:style-name="T185">מהחלקה </text:span><text:span text:style-name="T186">הטובה לגרועה, </text:span><text:span text:style-name="T185">נובע מכך ש-ס2</text:span><text:span text:style-name="T186"> </text:span><text:span text:style-name="T187">נדחה מ-</text:span><text:span text:style-name="T207">שא</text:span><text:span text:style-name="T187">(</text:span><text:span text:style-name="T185">ס2</text:span><text:span text:style-name="T187">) לפני </text:span><text:span text:style-name="T185">שהספיק ל</text:span><text:span text:style-name="T187">הגיע ל-</text:span><text:span text:style-name="T207">שא</text:span><text:span text:style-name="T187">(ס</text:span><text:span text:style-name="T185">1</text:span><text:span text:style-name="T187">).</text:span><text:span text:style-name="T188"> <text:s/>אבל זו סתירה להנחתנו ש-ס</text:span><text:span text:style-name="T185">1</text:span><text:span text:style-name="T188"> היה הראשון שנדחה. <text:s/></text:span></text:p>
        </text:list-item>
        <text:list-item>
          <text:p text:style-name="P80"><text:span text:style-name="T208">מ</text:span><text:span text:style-name="T203">קרה ב</text:span><text:span text:style-name="T179">: ס2 הוא ס0. <text:s/></text:span><text:span text:style-name="T189"><text:s/></text:span><text:span text:style-name="T190">לפי </text:span><text:span text:style-name="T197">ההנחה-בשלילה בתחילת ההוכחה</text:span><text:span text:style-name="T190">, <text:s/></text:span><text:span text:style-name="T191">ס</text:span><text:span text:style-name="T192">0</text:span><text:span text:style-name="T191"> </text:span><text:span text:style-name="T198">בפרופיל </text:span><text:span text:style-name="T210">פב</text:span><text:span text:style-name="T198"> </text:span><text:span text:style-name="T193">רוצה </text:span><text:span text:style-name="T194">את </text:span><text:span text:style-name="T209">שא</text:span><text:span text:style-name="T195">(ס</text:span><text:span text:style-name="T192">0</text:span><text:span text:style-name="T195">) </text:span><text:span text:style-name="T193">יותר מ</text:span><text:span text:style-name="T192">את </text:span><text:span text:style-name="T209">שב</text:span><text:span text:style-name="T195">(ס</text:span><text:span text:style-name="T192">0</text:span><text:span text:style-name="T195">)</text:span><text:span text:style-name="T194">. </text:span><text:span text:style-name="T196"><text:s/></text:span><text:span text:style-name="T199">מכאן שבמצב ב, בשלב כלשהו, המחלקה </text:span><text:span text:style-name="T211">שא</text:span><text:span text:style-name="T199">(ס0) דחתה את ס0. <text:s/></text:span><text:span text:style-name="T200"><text:s/>כיוון ש-ס0 אינו הראשון שנדחה (הראשון הוא ס1), </text:span><text:span text:style-name="T201">סדר האירועים </text:span><text:span text:style-name="T202">במצב ב </text:span><text:span text:style-name="T201">חייב להיות כזה:</text:span></text:p>
          <text:list>
            <text:list-item>
              <text:p text:style-name="P81"><text:span text:style-name="T131">ס1 הגיע למחלקה </text:span><text:span text:style-name="T147">שא</text:span><text:span text:style-name="T131">(ס1).</text:span></text:p>
            </text:list-item>
            <text:list-item>
              <text:p text:style-name="P81"><text:span text:style-name="T131">ס0 הגיע למחלקה </text:span><text:span text:style-name="T147">שא</text:span><text:span text:style-name="T131">(ס1) וגרם לה לדחות את ס1.</text:span></text:p>
            </text:list-item>
            <text:list-item>
              <text:p text:style-name="P82"><text:span text:style-name="T131">ס0 הגיע למחלקה </text:span><text:span text:style-name="T147">שא</text:span><text:span text:style-name="T131">(ס0).</text:span></text:p>
            </text:list-item>
            <text:list-item>
              <text:p text:style-name="P82"><text:span text:style-name="T131">סטודנט אחר, נניח ס3, הגיע למחלקה </text:span><text:span text:style-name="T147">שא</text:span><text:span text:style-name="T131">(ס0) וגרם לה לדחות את ס0. </text:span></text:p>
            </text:list-item>
            <text:list-item>
              <text:p text:style-name="P83"><text:span text:style-name="T131">ס0 הגיע בסוף למחלקה </text:span><text:span text:style-name="T147">שב</text:span><text:span text:style-name="T131">(ס0).</text:span></text:p>
            </text:list-item>
          </text:list>
        </text:list-item>
      </text:list>
      <text:p text:style-name="P66">מכאן, שהמחלקה שא(ס0) מעדיפה את ס3 על-פני ס0. <text:s/>כיוון ששידוך א יציב, נובע מכך שהסטודנט ס3 מעדיף את <text:span text:style-name="T37">שא</text:span>(ס3) על-פני <text:span text:style-name="T37">שא</text:span>(ס0). <text:s/>מכאן שבמצב ב, ס3 נדחה מ-<text:span text:style-name="T37">שא</text:span>(ס3) לפני שהגיע ל-<text:span text:style-name="T37">שא</text:span>(ס0).<text:span text:style-name="T236"> זו סתירה להנחה ש-ס1 היה הראשון שנדחה. <text:s text:c="2"/>***</text:span></text:p>
      <text:p text:style-name="P64"/>
      <text:p text:style-name="P64">הרבה פעמים אומרים לרווקים ורווקות "אתם צריכים להתפשר, אחרת תפסידו את הזיווג שלכם". גם סטודנט עלולים לחשוב <text:span text:style-name="T223">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64"/>
      <text:p text:style-name="P24">מצד שני, האלגוריתם לא אמיתי <text:span text:style-name="T2">עבור המחלקות</text:span>. מחלקות יכולות להשיג "שידוך" טוב יותר על-ידי דיווח העדפות שונות מהאמיתיות<text:span text:style-name="T224">; ראו דוגמה במצגת.</text:span></text:p>
      <text:p text:style-name="P25">אם המחלקות מציעות אז המצב הפוך: האלג<text:span text:style-name="T225">ו</text:span>ר<text:span text:style-name="T225">י</text:span>תם הוא אמיתי עבור המחלקות ולא עבור הסטודנטים. <text:s text:c="2"/></text:p>
      <text:p text:style-name="P26">האם קיים מנגנון אחר למציאת שידוך יציב, שהוא אמיתי עבור שני הצדדים? <text:s/>התשובה היא לא!</text:p>
      <text:p text:style-name="P26"><text:span text:style-name="T2">משפט</text:span><text:span text:style-name="T36">.</text:span> לא קיים מנגנון המוצא שידוך יציב, שהוא אמיתי עבור שני הצדדים.</text:p>
      <text:p text:style-name="P26"><text:span text:style-name="T38">הוכחה</text:span><text:span text:style-name="T36">.</text:span> <text:span text:style-name="T228">נניח בשלילה שקיים מנגנון כזה. נתבונן במצב מסויים (ראו במצגת) שבו ישנם בדיוק שני שידוכים יציבים. המנגנון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מנגנון לא יכול להיות אמיתי - סתירה להנחה.</text:span></text:p>
      <text:p text:style-name="P27">אז מה עושים? -- במציאות בדרך-כלל מממשים את האלגוריתם שבו הסטודנטים מציעים, כדי להקל על הסטודנטים ולחסוך להם את הצורך לבצע שיקולים אסטרטגיים.</text:p>
      <text:p text:style-name="P27"/>
      <text:p text:style-name="P32">שידוכים יציבים בישראל</text:p>
      <text:p text:style-name="P22"><text:span text:style-name="T218">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212"> לבין מחלקות. המערכת פועלת כבר מספר שנים כאן: </text:span><text:span text:style-name="T132">http://www.psychologymatch.org .</text:span><text:span text:style-name="T133"> <text:s/>תהליך הכנסת המערכת לשימוש בישראל היה </text:span><text:span text:style-name="T135">מעניין</text:span><text:span text:style-name="T133"> </text:span><text:span text:style-name="T138">מאד </text:span><text:span text:style-name="T136">והעלה </text:span><text:span text:style-name="T133">אתגרים מחקריים חדשי</text:span><text:span text:style-name="T134">ם</text:span><text:span text:style-name="T137"> שניתן לקרוא עליהם כאן:</text:span><text:span text:style-name="T134"> http://scholar.harvard.edu/files/ran/files/redesigning_the_israeli_psychology_masters_match.pdf </text:span></text:p>
      <text:p text:style-name="Heading_20_2">מקורות</text:p>
      <text:list xml:id="list590782441154746248" text:style-name="L6">
        <text:list-item>
          <text:p text:style-name="P55">הקורס של טים: <text:s/>http://theory.stanford.edu/~tim/f16/f16.html <text:span text:style-name="T1"><text:s text:c="2"/></text:span>הרצאות 1, 2</text:p>
        </text:list-item>
        <text:list-item>
          <text:p text:style-name="P56">Alvin Roth, "Who gets what and why", 2015.</text:p>
        </text:list-item>
        <text:list-item>
          <text:p text:style-name="P57">http://www.cs.columbia.edu/~evs/intro/stable/writeup.html</text:p>
        </text:list-item>
        <text:list-item>
          <text:p text:style-name="P58"><text:span text:style-name="T144">Avinatan Hassidim, Assaf Romm, Ran Shorrer, "</text:span><text:span text:style-name="T213">Redesigning the Israeli Psychology Master’s</text:span><text:span text:style-name="T214"> </text:span><text:span text:style-name="T213">Match</text:span><text:span text:style-name="T144">", American Economic Review, 2017</text:span></text:p>
        </text:list-item>
      </text:list>
      <text:p text:style-name="P18">סיכם: אראל סגל-הלוי.</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6-04T17:35:26.426450505</dc:date>
    <meta:editing-duration>P9DT5H4M12S</meta:editing-duration>
    <meta:editing-cycles>1346</meta:editing-cycles>
    <meta:document-statistic meta:table-count="0" meta:image-count="0" meta:object-count="0" meta:page-count="1" meta:paragraph-count="90" meta:word-count="2424" meta:character-count="14059" meta:non-whitespace-character-count="11654"/>
  </office:meta>
</office:document-meta>
</file>